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F00002E170000202129BE791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796cm" svg:height="9.584cm" svg:x="8.159cm" svg:y="5.08cm">
          <draw:image xlink:href="Pictures/2000004F00002E170000202129BE7914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1:09:02</meta:creation-date>
    <dc:date>2009-01-26T11:13:57</dc:date>
    <dc:language>en-US</dc:language>
    <meta:editing-cycles>4</meta:editing-cycles>
    <meta:editing-duration>PT4M5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